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9.3319in" table:align="left"/>
    </style:style>
    <style:style style:name="Tabla1.A" style:family="table-column">
      <style:table-column-properties style:column-width="0.7118in"/>
    </style:style>
    <style:style style:name="Tabla1.B" style:family="table-column">
      <style:table-column-properties style:column-width="5.7035in"/>
    </style:style>
    <style:style style:name="Tabla1.C" style:family="table-column">
      <style:table-column-properties style:column-width="1.6576in"/>
    </style:style>
    <style:style style:name="Tabla1.D" style:family="table-column">
      <style:table-column-properties style:column-width="1.259in"/>
    </style:style>
    <style:style style:name="Tabla1.1" style:family="table-row">
      <style:table-row-properties style:min-row-height="0.2361in"/>
    </style:style>
    <style:style style:name="Tabla1.A1" style:family="table-cell">
      <style:table-cell-properties fo:padding="0.0382in" fo:border="none"/>
    </style:style>
    <style:style style:name="Tabla1.2" style:family="table-row">
      <style:table-row-properties style:min-row-height="0.1979in"/>
    </style:style>
    <style:style style:name="Tabla1.A2" style:family="table-cell">
      <style:table-cell-properties style:vertical-align="middle" fo:padding="0.0194in" fo:border="none"/>
    </style:style>
    <style:style style:name="Tabla3" style:family="table">
      <style:table-properties style:width="9.4882in" fo:margin-left="-0.4056in" table:align="left"/>
    </style:style>
    <style:style style:name="Tabla3.A" style:family="table-column">
      <style:table-column-properties style:column-width="1.0243in"/>
    </style:style>
    <style:style style:name="Tabla3.B" style:family="table-column">
      <style:table-column-properties style:column-width="4.6097in"/>
    </style:style>
    <style:style style:name="Tabla3.C" style:family="table-column">
      <style:table-column-properties style:column-width="0.8243in"/>
    </style:style>
    <style:style style:name="Tabla3.D" style:family="table-column">
      <style:table-column-properties style:column-width="0.825in"/>
    </style:style>
    <style:style style:name="Tabla3.E" style:family="table-column">
      <style:table-column-properties style:column-width="2.2049in"/>
    </style:style>
    <style:style style:name="Tabla3.1" style:family="table-row">
      <style:table-row-properties style:row-height="0.2in"/>
    </style:style>
    <style:style style:name="Tabla3.A1" style:family="table-cell">
      <style:table-cell-properties style:vertical-align="middle" fo:padding="0.0382in" fo:border="none"/>
    </style:style>
    <style:style style:name="Tabla3.2" style:family="table-row">
      <style:table-row-properties style:min-row-height="0.2319in"/>
    </style:style>
    <style:style style:name="Tabla3.A2" style:family="table-cell">
      <style:table-cell-properties style:vertical-align="middle" fo:padding-left="0.0396in" fo:padding-right="0in" fo:padding-top="0.0194in" fo:padding-bottom="0in" fo:border="none"/>
    </style:style>
    <style:style style:name="Tabla2" style:family="table">
      <style:table-properties style:width="9.4965in" fo:margin-left="0in" fo:margin-right="0in" table:align="margins"/>
    </style:style>
    <style:style style:name="Tabla2.A" style:family="table-column">
      <style:table-column-properties style:column-width="0.6688in" style:rel-column-width="4615*"/>
    </style:style>
    <style:style style:name="Tabla2.B" style:family="table-column">
      <style:table-column-properties style:column-width="8.8278in" style:rel-column-width="60920*"/>
    </style:style>
    <style:style style:name="Tabla2.1" style:family="table-row">
      <style:table-row-properties style:min-row-height="0.2757in"/>
    </style:style>
    <style:style style:name="Tabla2.A1" style:family="table-cell">
      <style:table-cell-properties style:vertical-align="middle" fo:padding="0.0382in" fo:border="none"/>
    </style:style>
    <style:style style:name="Tabla4" style:family="table">
      <style:table-properties style:width="9.5028in" table:align="margins"/>
    </style:style>
    <style:style style:name="Tabla4.A" style:family="table-column">
      <style:table-column-properties style:column-width="6.8146in" style:rel-column-width="46996*"/>
    </style:style>
    <style:style style:name="Tabla4.B" style:family="table-column">
      <style:table-column-properties style:column-width="0.7813in" style:rel-column-width="5387*"/>
    </style:style>
    <style:style style:name="Tabla4.C" style:family="table-column">
      <style:table-column-properties style:column-width="1.9069in" style:rel-column-width="13152*"/>
    </style:style>
    <style:style style:name="Tabla4.1" style:family="table-row">
      <style:table-row-properties style:min-row-height="0.2201in"/>
    </style:style>
    <style:style style:name="Tabla4.A1" style:family="table-cell">
      <style:table-cell-properties style:vertical-align="middle" fo:padding="0.0382in" fo:border="none"/>
    </style:style>
    <style:style style:name="Tabla4.2" style:family="table-row">
      <style:table-row-properties style:min-row-height="0.0042in"/>
    </style:style>
    <style:style style:name="Tabla4.4" style:family="table-row">
      <style:table-row-properties style:min-row-height="0.0021in"/>
    </style:style>
    <style:style style:name="P1" style:family="paragraph" style:parent-style-name="Table_20_Contents">
      <style:paragraph-properties fo:margin-left="0in" fo:margin-right="0.3409in" fo:text-indent="0in" style:auto-text-indent="false" text:number-lines="false" text:line-number="0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margin-left="0in" fo:margin-right="0.3409in" fo:text-indent="0in" style:auto-text-indent="false" text:number-lines="false" text:line-number="0"/>
      <style:text-properties style:font-name="Courier New" fo:font-size="9.5pt" fo:language="es" fo:country="ES" fo:font-weight="normal" style:font-size-asian="9.5pt" style:font-weight-asian="normal" style:font-size-complex="9.5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5" style:family="paragraph" style:parent-style-name="Table_20_Contents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0.1299in"/>
      <style:text-properties style:font-name="Arial" fo:font-size="9pt" fo:language="es" fo:country="ES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9.5pt" fo:language="es" fo:country="ES" fo:font-weight="normal" style:font-size-asian="9.5pt" style:font-weight-asian="normal" style:font-size-complex="9.5pt" style:font-weight-complex="normal"/>
    </style:style>
    <style:style style:name="P10" style:family="paragraph" style:parent-style-name="Table_20_Contents">
      <style:text-properties style:font-name="Courier New" fo:font-size="10pt" fo:language="es" fo:country="ES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font-size="19pt" style:font-size-asian="16.6000003814697pt" style:font-size-complex="19pt"/>
    </style:style>
    <style:style style:name="P12" style:family="paragraph" style:parent-style-name="Text_20_body">
      <style:text-properties fo:font-size="13pt" style:font-size-asian="11.3500003814697pt" style:font-size-complex="13pt"/>
    </style:style>
    <style:style style:name="P13" style:family="paragraph" style:parent-style-name="Table_20_Contents">
      <style:paragraph-properties fo:margin-left="0in" fo:margin-right="0.1701in" fo:text-indent="0in" style:auto-text-indent="false" text:number-lines="false" text:line-number="0"/>
      <style:text-properties style:font-name="Courier New" fo:font-size="9.5pt" fo:language="es" fo:country="ES" fo:font-weight="normal" style:font-size-asian="9.5pt" style:font-weight-asian="normal" style:font-size-complex="9.5pt" style:font-weight-complex="normal"/>
    </style:style>
    <style:style style:name="P14" style:family="paragraph" style:parent-style-name="Table_20_Contents">
      <style:paragraph-properties fo:margin-left="0in" fo:margin-right="0.1701in" fo:text-indent="0in" style:auto-text-indent="false" text:number-lines="false" text:line-number="0"/>
      <style:text-properties style:font-name="Courier New" fo:font-size="10pt" fo:language="es" fo:country="ES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.3598in" fo:text-indent="0in" style:auto-text-indent="false" text:number-lines="false" text:line-number="0"/>
      <style:text-properties style:font-name="Courier New" fo:font-size="9.5pt" fo:language="es" fo:country="ES" fo:font-weight="normal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9.5pt" fo:language="es" fo:country="ES" fo:font-weight="normal" style:font-size-asian="9.5pt" style:font-weight-asian="normal" style:font-size-complex="9.5pt" style:font-weight-complex="normal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T1" style:family="text">
      <style:text-properties style:font-name="Courier New" fo:font-size="9.5pt" style:font-size-asian="9.5pt" style:font-size-complex="9.5pt"/>
    </style:style>
    <style:style style:name="T2" style:family="text"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style:font-name="Courier New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.0591in" fo:border="none"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Marco2" text:anchor-type="page" text:anchor-page-number="1" svg:x="0.3646in" svg:y="2.6173in" svg:width="9.4965in" draw:z-index="2">
        <draw:text-box fo:min-height="3.7744in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row table:style-name="Tabla1.1">
              <table:table-cell table:style-name="Tabla1.A1" table:number-columns-spanned="4" office:value-type="string">
                <text:p text:style-name="P3"><text:text-input text:description="&lt;for each=&quot;c in o.invoice_line&quot;&gt;">for</text:text-input></text:p>
              </table:table-cell>
              <table:covered-table-cell/>
              <table:covered-table-cell/>
              <table:covered-table-cell/>
            </table:table-row>
            <table:table-row table:style-name="Tabla1.2">
              <table:table-cell table:style-name="Tabla1.A2" office:value-type="string">
                <text:p text:style-name="P5"><text:s text:c="3"/><text:span text:style-name="T2"><text:text-input text:description="&lt;(c.quantity)&gt;">cant</text:text-input></text:span></text:p>
              </table:table-cell>
              <table:table-cell table:style-name="Tabla1.A2" office:value-type="string">
                <text:p text:style-name="P5"><text:s/><text:span text:style-name="T3"><text:text-input text:description="&lt;(c.name)&gt;">descripcion</text:text-input></text:span></text:p>
              </table:table-cell>
              <table:table-cell table:style-name="Tabla1.A2" office:value-type="string">
                <text:p text:style-name="P9"><text:text-input text:description="&lt;(c.price_unit)&gt;">p.unitario</text:text-input></text:p>
              </table:table-cell>
              <table:table-cell table:style-name="Tabla1.A2" office:value-type="string">
                <text:p text:style-name="P9"><text:text-input text:description="&lt;(c.price_subtotal)&gt;">total</text:text-input></text:p>
              </table:table-cell>
            </table:table-row>
            <table:table-row>
              <table:table-cell table:style-name="Tabla1.A1" table:number-columns-spanned="4" office:value-type="string">
                <text:p text:style-name="P3"><text:text-input text:description="&lt;/for&gt;">&lt;/for&gt;</text:text-input></text:p>
              </table:table-cell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Text_20_body"/>
      <text:p text:style-name="P12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0"><text:text-input text:description="&lt;(o.partner_id.name)&gt;">Nombr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table:number-columns-spanned="2" office:value-type="string">
            <text:p text:style-name="P14"><text:text-input text:description="&lt;get_vat(o.partner_id.vat, o.partner_id.ref)&gt;">ruc</text:text-input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6"><text:span text:style-name="T1"><text:text-input text:description="&lt;(o.partner_id.street)&gt;">direccion</text:text-input></text:span> <text:span text:style-name="T1"><text:text-input text:description="&lt;(o.partner_id.street2)&gt;">direccion</text:text-input></text:span>, <text:span text:style-name="T1"><text:text-input text:description="&lt;(o.partner_id.state_id.name)&gt;">cuidad</text:text-input></text:span>, <text:span text:style-name="T1"><text:text-input text:description="&lt;(o.partner_id.country_id.name)&gt;">pais</text:text-input></text:span>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A2" office:value-type="string">
            <text:p text:style-name="P13"><text:text-input text:description="&lt;formatLang(o.date_invoice,date=True)&gt;">fecha</text:text-input></text:p>
          </table:table-cell>
        </table:table-row>
      </table:table>
      <text:p text:style-name="P4"><draw:frame draw:style-name="fr1" draw:name="Marco7" text:anchor-type="paragraph" svg:x="-0.4291in" svg:y="4.5811in" svg:width="9.4965in" draw:z-index="1"><draw:text-box fo:min-height="0.4193in"><table:table table:name="Tabla2" table:style-name="Tabla2"><table:table-column table:style-name="Tabla2.A"/><table:table-column table:style-name="Tabla2.B"/><table:table-row table:style-name="Tabla2.1"><table:table-cell table:style-name="Tabla2.A1" office:value-type="string"><text:p text:style-name="P1"/></table:table-cell><table:table-cell table:style-name="Tabla2.A1" office:value-type="string"><text:p text:style-name="P2"><text:text-input text:description="&lt;(o.amount_in_words)&gt;">texto</text:text-input></text:p></table:table-cell></table:table-row></table:table><text:p text:style-name="P1"/></draw:text-box></draw:frame><draw:frame draw:style-name="fr2" draw:name="Marco1" text:anchor-type="paragraph" svg:x="-0.4291in" svg:y="5.1571in" svg:width="9.5028in" draw:z-index="0"><draw:text-box fo:min-height="0.828in"><table:table table:name="Tabla4" table:style-name="Tabla4"><table:table-column table:style-name="Tabla4.A"/><table:table-column table:style-name="Tabla4.B"/><table:table-column table:style-name="Tabla4.C"/><table:table-row table:style-name="Tabla4.1"><table:table-cell table:style-name="Tabla4.A1" table:number-rows-spanned="3" office:value-type="string"><text:p text:style-name="P2">Fecha Vencimiento: <text:text-input text:description="&lt;(o.date_due)&gt;">Fecha Vencimiento</text:text-input></text:p><text:p text:style-name="P8">18 </text:p></table:table-cell><table:table-cell table:style-name="Tabla4.A1" table:number-rows-spanned="4" office:value-type="string"><text:p text:style-name="Table_20_Contents"/></table:table-cell><table:table-cell table:style-name="Tabla4.A1" office:value-type="string"><text:p text:style-name="P2"><text:text-input text:description="&lt;formatLang(o.amount_untaxed)&gt;">Neto</text:text-input></text:p></table:table-cell></table:table-row><table:table-row table:style-name="Tabla4.2"><table:covered-table-cell/><table:covered-table-cell/><table:table-cell table:style-name="Tabla4.A1" office:value-type="string"><text:p text:style-name="P15"><text:text-input text:description="&lt;formatLang(o.amount_tax)&gt;">Impuesto</text:text-input></text:p></table:table-cell></table:table-row><table:table-row table:style-name="Tabla4.2"><table:covered-table-cell/><table:covered-table-cell/><table:table-cell table:style-name="Tabla4.A1" table:number-rows-spanned="2" office:value-type="string"><text:p text:style-name="P2"><text:text-input text:description="&lt;formatLang(o.amount_total)&gt;">Total</text:text-input></text:p></table:table-cell></table:table-row><table:table-row table:style-name="Tabla4.4"><table:table-cell table:style-name="Tabla4.A1" office:value-type="string"><text:p text:style-name="Table_20_Contents"/></table:table-cell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4335in" fo:page-height="11.0236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25T20:09:07.133490143</meta:creation-date>
    <dc:date>2014-11-21T13:41:59</dc:date>
    <meta:editing-duration>PT4H18M45S</meta:editing-duration>
    <meta:editing-cycles>135</meta:editing-cycles>
    <meta:generator>LibreOffice/3.5$Linux_x86 LibreOffice_project/350m1$Build-2</meta:generator>
    <meta:document-statistic meta:table-count="4" meta:image-count="0" meta:object-count="0" meta:page-count="1" meta:paragraph-count="16" meta:word-count="22" meta:character-count="151" meta:non-whitespace-character-count="140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